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1bb95d" officeooo:paragraph-rsid="001bb95d"/>
    </style:style>
    <style:style style:name="P2" style:family="paragraph" style:parent-style-name="Standard">
      <style:text-properties officeooo:rsid="001d6a74" officeooo:paragraph-rsid="001d6a74"/>
    </style:style>
    <style:style style:name="P3" style:family="paragraph" style:parent-style-name="Standard">
      <style:text-properties officeooo:rsid="001da81b" officeooo:paragraph-rsid="001da81b"/>
    </style:style>
    <style:style style:name="P4" style:family="paragraph" style:parent-style-name="Standard">
      <style:text-properties officeooo:rsid="001eb4bd" officeooo:paragraph-rsid="001eb4bd"/>
    </style:style>
    <style:style style:name="P5" style:family="paragraph" style:parent-style-name="Standard">
      <style:text-properties officeooo:rsid="0020a35c" officeooo:paragraph-rsid="0020a35c"/>
    </style:style>
    <style:style style:name="P6" style:family="paragraph" style:parent-style-name="Standard">
      <style:text-properties officeooo:rsid="00218f2a" officeooo:paragraph-rsid="00218f2a"/>
    </style:style>
    <style:style style:name="P7" style:family="paragraph" style:parent-style-name="Standard">
      <style:text-properties officeooo:rsid="0023798a" officeooo:paragraph-rsid="0023798a"/>
    </style:style>
    <style:style style:name="P8" style:family="paragraph" style:parent-style-name="Standard">
      <style:text-properties officeooo:rsid="00245bd4" officeooo:paragraph-rsid="00245bd4"/>
    </style:style>
    <style:style style:name="P9" style:family="paragraph" style:parent-style-name="Standard">
      <style:text-properties officeooo:rsid="00252aaa" officeooo:paragraph-rsid="00252aaa"/>
    </style:style>
    <style:style style:name="P10" style:family="paragraph" style:parent-style-name="Standard">
      <style:text-properties officeooo:rsid="00261f98" officeooo:paragraph-rsid="00261f98"/>
    </style:style>
    <style:style style:name="T1" style:family="text">
      <style:text-properties officeooo:rsid="0023798a"/>
    </style:style>
    <style:style style:name="T2" style:family="text">
      <style:text-properties officeooo:rsid="00252aa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ecture 6</text:p>
      <text:p text:style-name="P1"/>
      <text:p text:style-name="P2">The initial most dynamic webpages were done in JavaScript and this was the main motive of JS as well. It took over a lot of stuff as it is a language where a lot can be done In a few lines of code.</text:p>
      <text:p text:style-name="P2"/>
      <text:p text:style-name="P2">It’s advantage and disadvantage is that it is not strongly typed. Example, you have a variable:-</text:p>
      <text:p text:style-name="P2"/>
      <text:p text:style-name="P2">From concepts of C/C++</text:p>
      <text:p text:style-name="P2"/>
      <text:p text:style-name="P2">int c;</text:p>
      <text:p text:style-name="P2"/>
      <text:p text:style-name="P2">while in JS:-</text:p>
      <text:p text:style-name="P2"/>
      <text:p text:style-name="P2">c = 5;</text:p>
      <text:p text:style-name="P2">d = 5.5;</text:p>
      <text:p text:style-name="P2">e = “5”;</text:p>
      <text:p text:style-name="P2"/>
      <text:p text:style-name="P2">f = e + c; → “55”</text:p>
      <text:p text:style-name="P2">f = c + e; → 10 or “55”</text:p>
      <text:p text:style-name="P2"/>
      <text:p text:style-name="P2">This requires more carefulness in such typos but many things can run without spitting errors back on the user. It allows for “Suppressing Errors” and working even in improperly coded programs.</text:p>
      <text:p text:style-name="P2"/>
      <text:p text:style-name="P2">JS has many forms today such as Websites, Desktop Applications, Web-Apps, Mobile Apps.</text:p>
      <text:p text:style-name="P2"/>
      <text:p text:style-name="P2">JS in its varient “Node JS” for server usage and used on servers, scripting.</text:p>
      <text:p text:style-name="P2"/>
      <text:p text:style-name="P2"><text:span text:style-name="T1">(</text:span>Note: Install “Node JS” on Linux.<text:span text:style-name="T1">)</text:span></text:p>
      <text:p text:style-name="P2"/>
      <text:p text:style-name="P3">Putting scripts between the header and the body has a problem in it. While, putting it in the header itself or the end of body is the general practice. Example representation :-</text:p>
      <text:p text:style-name="P3"/>
      <text:p text:style-name="P3"/>
      <text:p text:style-name="P3">&lt;head&gt;</text:p>
      <text:p text:style-name="P3">.</text:p>
      <text:p text:style-name="P3">.</text:p>
      <text:p text:style-name="P3">.</text:p>
      <text:p text:style-name="P3">&lt;/head&gt;</text:p>
      <text:p text:style-name="P3"/>
      <text:p text:style-name="P3">&lt;script………… &gt;</text:p>
      <text:p text:style-name="P3">&lt;/script&gt;</text:p>
      <text:p text:style-name="P3">&lt;body&gt;</text:p>
      <text:p text:style-name="P3">.</text:p>
      <text:p text:style-name="P3">.</text:p>
      <text:p text:style-name="P3">.</text:p>
      <text:p text:style-name="P3">.</text:p>
      <text:p text:style-name="P3">&lt;/body&gt;</text:p>
      <text:p text:style-name="P3"/>
      <text:p text:style-name="P3">In this case the webpage starts loading the script as soon as it is done with the header. Concurrent programming is where things go in parallel. Linear thinking process doesn’t work in JS as things happen is a parallel time concept.</text:p>
      <text:p text:style-name="P3"/>
      <text:p text:style-name="P4"><text:soft-page-break/>The code is set, run and then the JS script reacts to it.</text:p>
      <text:p text:style-name="P4"/>
      <text:p text:style-name="P5">JavaScript reacts very differently in NodeJS and on the Web Pages.</text:p>
      <text:p text:style-name="P5"/>
      <text:p text:style-name="P5">console.log - “Works on the Webpages in the console end only but is not shown on screen.”</text:p>
      <text:p text:style-name="P5">alert - “Prints on the screen.”</text:p>
      <text:p text:style-name="P5"/>
      <text:p text:style-name="P6">“var” - Variable Declaration for Global;</text:p>
      <text:p text:style-name="P6">“let” - <text:s/>Variable Declaration for Local;</text:p>
      <text:p text:style-name="P6"/>
      <text:p text:style-name="P6">var xyz = null; - Needed a variable but has no value or type and an empty variable.</text:p>
      <text:p text:style-name="P6"/>
      <text:p text:style-name="P6">Pointers are not usable for accessing elements due to the mixed type capabilities in arrays.</text:p>
      <text:p text:style-name="P6"/>
      <text:p text:style-name="P7">Example:-</text:p>
      <text:p text:style-name="P7"/>
      <text:p text:style-name="P7">for( var i = 0; i&lt;2; i++)</text:p>
      <text:p text:style-name="P7"/>
      <text:p text:style-name="P7">The “i&lt;2” in this case is a stay in condition and not a break in condition.</text:p>
      <text:p text:style-name="P7"/>
      <text:p text:style-name="P7">Declaration of a variable inside a function it will be local to the function while the ones done outside will be global.</text:p>
      <text:p text:style-name="P7"/>
      <text:p text:style-name="P7">(Note: Get the book “Eloquent JavaScript” for elaborate learning.)</text:p>
      <text:p text:style-name="P7"/>
      <text:p text:style-name="P8">DOM – Document Object Model which is a sort of an internal structure before finally rendering and displaying the webpage on the display from the received HTML responses to our HTML requests. <text:span text:style-name="T2">The DOM has an integration with a JS Machine which takes in the JavaScript file and is executed by it immediately. </text:span></text:p>
      <text:p text:style-name="P8"/>
      <text:p text:style-name="P9">On the occurrence of an event, the DOM refers to the JS Machine for state and manipulation and then are re-rendered on the display. The browser shall be non-responsive during the working periods on the JS script requiring them to be efficient and small.</text:p>
      <text:p text:style-name="P9"/>
      <text:p text:style-name="P9">JS can also issue HTML requests and receive responses from the Web in the backend which happen directly in the JS Machine. This is achieved by the AJAX technology. It saves the time of refreshing and reloading the webpage again and again. The modularity exists with the working webpage than a non-responsive one.</text:p>
      <text:p text:style-name="P9"/>
      <text:p text:style-name="P10">Event-Driven programming is where the occurrence of an event is required to continue on in the progra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24T13:17:04.395182707</meta:creation-date>
    <meta:generator>LibreOffice/6.0.7.3$Linux_X86_64 LibreOffice_project/00m0$Build-3</meta:generator>
    <dc:date>2019-10-24T14:54:17.778757430</dc:date>
    <meta:editing-duration>PT35M51S</meta:editing-duration>
    <meta:editing-cycles>8</meta:editing-cycles>
    <meta:document-statistic meta:table-count="0" meta:image-count="0" meta:object-count="0" meta:page-count="2" meta:paragraph-count="47" meta:word-count="559" meta:character-count="3025" meta:non-whitespace-character-count="2510"/>
  </office:meta>
</office:document-meta>
</file>